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e2322" officeooo:paragraph-rsid="000e2322"/>
    </style:style>
    <style:style style:name="P2" style:family="paragraph" style:parent-style-name="Standard">
      <style:paragraph-properties fo:text-align="center" style:justify-single-word="false"/>
      <style:text-properties officeooo:rsid="000e2322" officeooo:paragraph-rsid="000e2322"/>
    </style:style>
    <style:style style:name="P3" style:family="paragraph" style:parent-style-name="Standard">
      <style:paragraph-properties fo:text-align="start" style:justify-single-word="false"/>
      <style:text-properties officeooo:rsid="000e2322" officeooo:paragraph-rsid="000e2322"/>
    </style:style>
    <style:style style:name="P4" style:family="paragraph" style:parent-style-name="Standard">
      <style:paragraph-properties fo:text-align="start" style:justify-single-word="false"/>
      <style:text-properties officeooo:rsid="000e2322" officeooo:paragraph-rsid="000eb015"/>
    </style:style>
    <style:style style:name="T1" style:family="text">
      <style:text-properties officeooo:rsid="000eb015"/>
    </style:style>
    <style:style style:name="T2" style:family="text">
      <style:text-properties officeooo:rsid="0010a2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MPSC 610 Status Update #1</text:p>
      <text:p text:style-name="P2">Feb 28, 2017</text:p>
      <text:p text:style-name="P2"/>
      <text:p text:style-name="P3"><text:tab/>Over the past several weeks, I have mostly been working on implementation. <text:s/>I completed the base framework of my system (i.e. creating games, a game manager, abstract classes for agents, <text:span text:style-name="T1">etc.)</text:span> several weeks ago. <text:s/><text:span text:style-name="T1">I have also completed the baseline agents for my experiments.</text:span> <text:s/>I found a machine learning library called Encog, which I now plan to use for all of my agent implementations. <text:s/>I have experimented with the implementations it provides --- the library is very well documented and very robust, and I believe I will be able to integrate it seamlessly into my own project. <text:s/>I have begun creating the agent which uses a feed-forward neural network to bias its MCTS search method using this library. <text:s/><text:span text:style-name="T2">Finally, I decided to omit the “Sprouts” game from my framework due to implementation difficulties.</text:span></text:p>
      <text:p text:style-name="P3"/>
      <text:p text:style-name="P4"><text:tab/>Currently, I am working on continuing to implement the needed agents. <text:s/><text:span text:style-name="T1">S</text:span>pecifically at this time, I am completing the ANN agent mentioned before. <text:s/>I have also begun to revise the chapters I submitted at the end of last semester. <text:s/><text:span text:style-name="T1">One “issue” I ran into was deciding on how to design the agent’s neural network – I need to settle on a number of hidden layers, type of activation function(s), and number of nodes in each hidden layer. <text:s/>For this, I settled on (1) using only one hidden layer, and (2) using only sigmoid activation functions,; I will need to do some experimentation to settle on a proper size of the hidden layer. <text:s/>I decided on this because: (1) After doing some research, I found that many researchers (including the lead developer of the Encog library) suggest there is no need to have more than a single hidden layer for a feed-forward neural network – the costs far outweigh any benefits of introducing more hidden layers; and (2) The writers of the paper I am basing this agent on suggest that sigmoid activation functions perform far better in this case than any other (linear, step, tanh, etc.). <text:s/>While I haven’t formally verified this through well-designed experiments, I have observed that the ANN seems to perform better using sigmoid activation functions – I consider this to be enough to justify my decision.</text:span></text:p>
      <text:p text:style-name="P4"/>
      <text:p text:style-name="P4"><text:tab/><text:span text:style-name="T1">In the next 2 weeks, I need to absolutely complete my implementation. <text:s/>I plan to begin running experiments as each agent is completed against the baseline agents and any other completed agents. <text:s/>I have fallen behind my original proposed research schedule a little bit; I originally planned on having all my agents complete by the end of this week, and have my experiments started by next week. <text:s/>Despite this, I believe I should <text:s/>be able to complete all of my experiments and analysis in time for my defense. <text:s/>This is for two reasons: First, I believe the Encog library will make my implementation of the more advanced agents far more straight-forward than originally thought; second, Having decided to omit Sprouts from my framework, the time needed for my experimentation is essentially cut by one-third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2322" officeooo:paragraph-rsid="000e232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ucas Haw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1:38:42.791544014</meta:creation-date>
    <dc:date>2017-02-28T12:12:14.529843535</dc:date>
    <meta:editing-duration>PT7M11S</meta:editing-duration>
    <meta:editing-cycles>1</meta:editing-cycles>
    <meta:document-statistic meta:table-count="0" meta:image-count="0" meta:object-count="0" meta:page-count="1" meta:paragraph-count="6" meta:word-count="504" meta:character-count="2994" meta:non-whitespace-character-count="2471"/>
    <meta:generator>LibreOffice/5.1.6.2$Linux_X86_64 LibreOffice_project/10m0$Build-2</meta:generator>
  </office:meta>
</office:document-meta>
</file>